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925in" fo:break-before="page" table:align="margins"/>
    </style:style>
    <style:style style:name="RevisionHistory.A" style:family="table-column">
      <style:table-column-properties style:column-width="3.4625in" style:rel-column-width="32767*"/>
    </style:style>
    <style:style style:name="RevisionHistory.B" style:family="table-column">
      <style:table-column-properties style:column-width="3.4625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able_20_Contents">
      <style:paragraph-properties fo:text-align="start" style:justify-single-word="false"/>
      <style:text-properties fo:font-size="12pt" style:font-size-asian="10.5pt" style:font-size-complex="12pt"/>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203d18"/>
    </style:style>
    <style:style style:name="P9" style:family="paragraph" style:parent-style-name="Text_20_body">
      <style:text-properties officeooo:paragraph-rsid="001fd475"/>
    </style:style>
    <style:style style:name="P10" style:family="paragraph" style:parent-style-name="Text_20_body">
      <style:text-properties officeooo:paragraph-rsid="00203d18"/>
    </style:style>
    <style:style style:name="P11" style:family="paragraph" style:parent-style-name="Standard">
      <style:paragraph-properties fo:text-align="start" style:justify-single-word="false"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text-properties officeooo:paragraph-rsid="001fd475"/>
    </style:style>
    <style:style style:name="P15" style:family="paragraph" style:parent-style-name="Text_20_body" style:list-style-name="L2">
      <style:text-properties officeooo:rsid="001fd475"/>
    </style:style>
    <style:style style:name="P16" style:family="paragraph" style:parent-style-name="Text_20_body" style:list-style-name="L2">
      <style:text-properties officeooo:rsid="001fd475" officeooo:paragraph-rsid="001fd475"/>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8">
      <style:text-properties officeooo:paragraph-rsid="001fd475"/>
    </style:style>
    <style:style style:name="P34" style:family="paragraph" style:parent-style-name="Text_20_body" style:list-style-name="L18">
      <style:text-properties officeooo:paragraph-rsid="00203d18"/>
    </style:style>
    <style:style style:name="P35" style:family="paragraph" style:parent-style-name="Text_20_body" style:list-style-name="L18">
      <style:text-properties officeooo:paragraph-rsid="0026cbdb"/>
    </style:style>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text-properties officeooo:paragraph-rsid="001fd475"/>
    </style:style>
    <style:style style:name="P39" style:family="paragraph" style:parent-style-name="Text_20_body" style:list-style-name="">
      <style:text-properties officeooo:paragraph-rsid="001fd475"/>
    </style:style>
    <style:style style:name="P40" style:family="paragraph" style:parent-style-name="Text_20_body" style:list-style-name="">
      <style:text-properties officeooo:paragraph-rsid="0026cbdb"/>
    </style:style>
    <style:style style:name="P41" style:family="paragraph" style:parent-style-name="Text_20_body" style:list-style-name="">
      <style:text-properties officeooo:paragraph-rsid="0027a31b"/>
    </style:style>
    <style:style style:name="P42" style:family="paragraph" style:parent-style-name="Text_20_body" style:list-style-name="">
      <style:text-properties officeooo:paragraph-rsid="002cf10f"/>
    </style:styl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text-properties officeooo:paragraph-rsid="00203d18"/>
    </style:style>
    <style:style style:name="P47" style:family="paragraph" style:parent-style-name="Text_20_body" style:list-style-name="L26">
      <style:text-properties officeooo:paragraph-rsid="00203d18"/>
    </style:style>
    <style:style style:name="P48" style:family="paragraph" style:parent-style-name="Text_20_body" style:list-style-name="L27"/>
    <style:style style:name="P49" style:family="paragraph" style:parent-style-name="Text_20_body">
      <style:text-properties officeooo:paragraph-rsid="0026cbdb"/>
    </style:style>
    <style:style style:name="P50" style:family="paragraph" style:parent-style-name="Text_20_body" style:list-style-name="L44">
      <style:text-properties officeooo:paragraph-rsid="0026cbdb"/>
    </style:style>
    <style:style style:name="P51" style:family="paragraph" style:parent-style-name="Text_20_body" style:list-style-name="L45">
      <style:text-properties officeooo:paragraph-rsid="0026cbdb"/>
    </style:style>
    <style:style style:name="P52" style:family="paragraph" style:parent-style-name="Text_20_body" style:list-style-name="L46">
      <style:text-properties officeooo:paragraph-rsid="0026cbdb"/>
    </style:style>
    <style:style style:name="P53" style:family="paragraph" style:parent-style-name="Text_20_body" style:list-style-name="L47">
      <style:text-properties officeooo:paragraph-rsid="0026cbdb"/>
    </style:style>
    <style:style style:name="P54" style:family="paragraph" style:parent-style-name="Text_20_body" style:list-style-name="L48">
      <style:text-properties officeooo:paragraph-rsid="0027a31b"/>
    </style:style>
    <style:style style:name="P55" style:family="paragraph" style:parent-style-name="Text_20_body">
      <style:text-properties officeooo:paragraph-rsid="002b49b1"/>
    </style:style>
    <style:style style:name="P56" style:family="paragraph" style:parent-style-name="Text_20_body" style:list-style-name="L54">
      <style:text-properties officeooo:paragraph-rsid="002b49b1"/>
    </style:style>
    <style:style style:name="P57" style:family="paragraph" style:parent-style-name="Text_20_body">
      <style:text-properties officeooo:paragraph-rsid="002cf10f"/>
    </style:style>
    <style:style style:name="P58" style:family="paragraph" style:parent-style-name="Text_20_body" style:list-style-name="L58">
      <style:text-properties officeooo:paragraph-rsid="002cf10f"/>
    </style:style>
    <style:style style:name="P59" style:family="paragraph" style:parent-style-name="Text_20_body" style:list-style-name="L59">
      <style:text-properties officeooo:paragraph-rsid="002cf10f"/>
    </style:style>
    <style:style style:name="P60" style:family="paragraph" style:parent-style-name="Text_20_body">
      <style:text-properties officeooo:paragraph-rsid="002dad46"/>
    </style:style>
    <style:style style:name="P61" style:family="paragraph" style:parent-style-name="Text_20_body" style:list-style-name="L61">
      <style:text-properties officeooo:paragraph-rsid="002dad46"/>
    </style:style>
    <style:style style:name="P62" style:family="paragraph" style:parent-style-name="Text_20_body" style:list-style-name="L62">
      <style:text-properties officeooo:paragraph-rsid="002dad46"/>
    </style:style>
    <style:style style:name="P63" style:family="paragraph" style:parent-style-name="Text_20_body">
      <style:text-properties officeooo:paragraph-rsid="002f65b9"/>
    </style:style>
    <style:style style:name="P64" style:family="paragraph" style:parent-style-name="Text_20_body" style:list-style-name="L64">
      <style:text-properties officeooo:paragraph-rsid="002f65b9"/>
    </style:style>
    <style:style style:name="P65" style:family="paragraph" style:parent-style-name="Text_20_body" style:list-style-name="L65">
      <style:text-properties officeooo:paragraph-rsid="002f65b9"/>
    </style:style>
    <style:style style:name="P66" style:family="paragraph" style:list-style-name="L55"/>
    <style:style style:name="P67" style:family="paragraph" style:list-style-name="L56"/>
    <style:style style:name="P68" style:family="paragraph" style:list-style-name="L57"/>
    <style:style style:name="P69" style:family="paragraph" style:parent-style-name="Heading_20_1">
      <style:text-properties officeooo:paragraph-rsid="0026cbdb"/>
    </style:style>
    <style:style style:name="P70" style:family="paragraph" style:parent-style-name="Heading_20_1">
      <style:paragraph-properties fo:break-before="page"/>
      <style:text-properties officeooo:paragraph-rsid="0026cbdb"/>
    </style:style>
    <style:style style:name="P71" style:family="paragraph" style:parent-style-name="Heading_20_1" style:list-style-name="">
      <style:paragraph-properties fo:break-before="page"/>
      <style:text-properties officeooo:paragraph-rsid="0026cbdb"/>
    </style:style>
    <style:style style:name="P72" style:family="paragraph" style:parent-style-name="Table_20_Contents">
      <style:paragraph-properties fo:text-align="start" style:justify-single-word="false"/>
      <style:text-properties fo:font-size="12pt" officeooo:paragraph-rsid="00269bf5" style:font-size-asian="10.5pt" style:font-size-complex="12pt"/>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Heading_20_3">
      <style:text-properties officeooo:paragraph-rsid="001fd475"/>
    </style:style>
    <style:style style:name="P76" style:family="paragraph" style:parent-style-name="Heading_20_3">
      <style:text-properties officeooo:paragraph-rsid="00203d18"/>
    </style:style>
    <style:style style:name="P77" style:family="paragraph" style:parent-style-name="Heading_20_3">
      <style:text-properties officeooo:paragraph-rsid="0026cbdb"/>
    </style:style>
    <style:style style:name="P78" style:family="paragraph" style:parent-style-name="Heading_20_2">
      <style:text-properties officeooo:paragraph-rsid="0026cbdb"/>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01fd475"/>
    </style:style>
    <style:style style:name="P81" style:family="paragraph" style:parent-style-name="Heading_20_2">
      <style:paragraph-properties fo:break-before="page"/>
      <style:text-properties officeooo:paragraph-rsid="00203d18"/>
    </style:style>
    <style:style style:name="P82" style:family="paragraph" style:parent-style-name="Heading_20_2" style:list-style-name="">
      <style:paragraph-properties fo:break-before="page"/>
    </style:style>
    <style:style style:name="P83" style:family="paragraph" style:parent-style-name="Heading_20_2" style:list-style-name="">
      <style:paragraph-properties fo:break-before="page"/>
      <style:text-properties officeooo:paragraph-rsid="0026cbdb"/>
    </style:style>
    <style:style style:name="P84" style:family="paragraph" style:parent-style-name="Heading_20_2" style:list-style-name="">
      <style:paragraph-properties fo:break-before="page"/>
      <style:text-properties officeooo:paragraph-rsid="002b49b1"/>
    </style:style>
    <style:style style:name="P85" style:family="paragraph" style:parent-style-name="Heading_20_2">
      <style:paragraph-properties fo:break-before="page"/>
      <style:text-properties officeooo:paragraph-rsid="002b49b1"/>
    </style:style>
    <style:style style:name="T1" style:family="text">
      <style:text-properties officeooo:rsid="001fd475"/>
    </style:style>
    <style:style style:name="T2" style:family="text">
      <style:text-properties officeooo:rsid="00203d18"/>
    </style:style>
    <style:style style:name="T3" style:family="text">
      <style:text-properties officeooo:rsid="0025369d"/>
    </style:style>
    <style:style style:name="T4" style:family="text">
      <style:text-properties officeooo:rsid="00269bf5"/>
    </style:style>
    <style:style style:name="T5" style:family="text">
      <style:text-properties officeooo:rsid="0026cbdb"/>
    </style:style>
    <style:style style:name="T6" style:family="text">
      <style:text-properties officeooo:rsid="0027a31b"/>
    </style:style>
    <style:style style:name="T7" style:family="text">
      <style:text-properties officeooo:rsid="002b49b1"/>
    </style:style>
    <style:style style:name="T8" style:family="text">
      <style:text-properties officeooo:rsid="002cf10f"/>
    </style:style>
    <style:style style:name="T9" style:family="text">
      <style:text-properties officeooo:rsid="002dad46"/>
    </style:style>
    <style:style style:name="T10" style:family="text">
      <style:text-properties officeooo:rsid="002f65b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5">P.OW.E.R.</text:p>
      <text:p text:style-name="P2">Power Outlet for Wireless Power Reporting</text:p>
      <text:p text:style-name="P2">Web Interfa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Grace De Geus</text:p>
      <text:p text:style-name="P3">Charles Hathaway</text:p>
      <text:p text:style-name="P3">Nate Pickett</text:p>
      <text:p text:style-name="P3">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6">2012-10-15</text:p>
          </table:table-cell>
          <table:table-cell table:style-name="RevisionHistory.B1" office:value-type="string">
            <text:p text:style-name="P6">Document first created. Imported somethings from the wiki</text:p>
          </table:table-cell>
        </table:table-row>
        <table:table-row>
          <table:table-cell table:style-name="RevisionHistory.A2" office:value-type="string">
            <text:p text:style-name="P6">2012-10-16</text:p>
          </table:table-cell>
          <table:table-cell table:style-name="RevisionHistory.B2" office:value-type="string">
            <text:p text:style-name="P6">Finished up the use cases, added some affordances and look &amp; feel stuff</text:p>
          </table:table-cell>
        </table:table-row>
        <table:table-row>
          <table:table-cell table:style-name="RevisionHistory.A2" office:value-type="string">
            <text:p text:style-name="P72"><text:span text:style-name="T4">2012-10-21</text:span></text:p>
          </table:table-cell>
          <table:table-cell table:style-name="RevisionHistory.B2" office:value-type="string">
            <text:p text:style-name="P72"><text:span text:style-name="T4">Adding stuff to make this a “requirements” document</text:span></text:p>
          </table:table-cell>
        </table:table-row>
      </table:table>
      <text:p text:style-name="P4"/>
      <text:p text:style-name="P1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4"><text:a xlink:type="simple" xlink:href="#__RefHeading__1829_1819184786" text:style-name="Index_20_Link" text:visited-style-name="Index_20_Link">The P.O.W.E.R. Project<text:tab/>3</text:a></text:p>
          <text:p text:style-name="P73"><text:a xlink:type="simple" xlink:href="#__RefHeading__1831_1819184786" text:style-name="Index_20_Link" text:visited-style-name="Index_20_Link">Objective<text:tab/>3</text:a></text:p>
          <text:p text:style-name="P73"><text:a xlink:type="simple" xlink:href="#__RefHeading__1833_1819184786" text:style-name="Index_20_Link" text:visited-style-name="Index_20_Link">Purpose of This Document<text:tab/>4</text:a></text:p>
          <text:p text:style-name="P73"><text:a xlink:type="simple" xlink:href="#__RefHeading__1835_1819184786" text:style-name="Index_20_Link" text:visited-style-name="Index_20_Link">Potential Customers<text:tab/>4</text:a></text:p>
          <text:p text:style-name="P74"><text:a xlink:type="simple" xlink:href="#__RefHeading__1843_1819184786" text:style-name="Index_20_Link" text:visited-style-name="Index_20_Link">Assumptions and Other Relevant Facts<text:tab/>4</text:a></text:p>
          <text:p text:style-name="P74"><text:a xlink:type="simple" xlink:href="#__RefHeading__1845_1819184786" text:style-name="Index_20_Link" text:visited-style-name="Index_20_Link">Functional Requirements<text:tab/>4</text:a></text:p>
          <text:p text:style-name="P73"><text:a xlink:type="simple" xlink:href="#__RefHeading__1847_1819184786" text:style-name="Index_20_Link" text:visited-style-name="Index_20_Link">Satellite<text:tab/>4</text:a></text:p>
          <text:p text:style-name="P73"><text:a xlink:type="simple" xlink:href="#__RefHeading__2045_1819184786" text:style-name="Index_20_Link" text:visited-style-name="Index_20_Link">The Server<text:tab/>5</text:a></text:p>
          <text:p text:style-name="P73"><text:a xlink:type="simple" xlink:href="#__RefHeading__2051_1819184786" text:style-name="Index_20_Link" text:visited-style-name="Index_20_Link">The Display<text:tab/>7</text:a></text:p>
          <text:p text:style-name="P74"><text:a xlink:type="simple" xlink:href="#__RefHeading__1861_1819184786" text:style-name="Index_20_Link" text:visited-style-name="Index_20_Link">Non-functional Requirements<text:tab/>9</text:a></text:p>
          <text:p text:style-name="P73"><text:a xlink:type="simple" xlink:href="#__RefHeading__1863_1819184786" text:style-name="Index_20_Link" text:visited-style-name="Index_20_Link">Satellite<text:tab/>9</text:a></text:p>
          <text:p text:style-name="P73"><text:a xlink:type="simple" xlink:href="#__RefHeading__2047_1819184786" text:style-name="Index_20_Link" text:visited-style-name="Index_20_Link">The Server<text:tab/>9</text:a></text:p>
          <text:p text:style-name="P73"><text:a xlink:type="simple" xlink:href="#__RefHeading__2053_1819184786" text:style-name="Index_20_Link" text:visited-style-name="Index_20_Link">The Display<text:tab/>9</text:a></text:p>
          <text:p text:style-name="P74"><text:a xlink:type="simple" xlink:href="#__RefHeading__741_249102736" text:style-name="Index_20_Link" text:visited-style-name="Index_20_Link">Use Cases<text:tab/>11</text:a></text:p>
          <text:p text:style-name="P73"><text:a xlink:type="simple" xlink:href="#__RefHeading__1273_2086110546" text:style-name="Index_20_Link" text:visited-style-name="Index_20_Link">Logging In<text:tab/>12</text:a></text:p>
          <text:p text:style-name="P73"><text:a xlink:type="simple" xlink:href="#__RefHeading__1275_2086110546" text:style-name="Index_20_Link" text:visited-style-name="Index_20_Link">Logging Out<text:tab/>13</text:a></text:p>
          <text:p text:style-name="P73"><text:a xlink:type="simple" xlink:href="#__RefHeading__639_249102736" text:style-name="Index_20_Link" text:visited-style-name="Index_20_Link">View Monthly Power Consumption<text:tab/>14</text:a></text:p>
          <text:p text:style-name="P73"><text:a xlink:type="simple" xlink:href="#__RefHeading__658_249102736" text:style-name="Index_20_Link" text:visited-style-name="Index_20_Link">View Largest Power Consumer<text:tab/>15</text:a></text:p>
          <text:p text:style-name="P73"><text:a xlink:type="simple" xlink:href="#__RefHeading__669_249102736" text:style-name="Index_20_Link" text:visited-style-name="Index_20_Link">View Power Consumption Over Time<text:tab/>16</text:a></text:p>
          <text:p text:style-name="P73"><text:a xlink:type="simple" xlink:href="#__RefHeading__679_249102736" text:style-name="Index_20_Link" text:visited-style-name="Index_20_Link">Adjust Power Cost<text:tab/>17</text:a></text:p>
          <text:p text:style-name="P73"><text:a xlink:type="simple" xlink:href="#__RefHeading__694_249102736" text:style-name="Index_20_Link" text:visited-style-name="Index_20_Link">Add User<text:tab/>18</text:a></text:p>
          <text:p text:style-name="P73"><text:a xlink:type="simple" xlink:href="#__RefHeading__704_249102736" text:style-name="Index_20_Link" text:visited-style-name="Index_20_Link">Delete User<text:tab/>20</text:a></text:p>
          <text:p text:style-name="P73"><text:a xlink:type="simple" xlink:href="#__RefHeading__729_249102736" text:style-name="Index_20_Link" text:visited-style-name="Index_20_Link">Add Device<text:tab/>21</text:a></text:p>
          <text:p text:style-name="P73"><text:a xlink:type="simple" xlink:href="#__RefHeading__1837_1819184786" text:style-name="Index_20_Link" text:visited-style-name="Index_20_Link">Rename Device<text:tab/>22</text:a></text:p>
          <text:p text:style-name="P73"><text:a xlink:type="simple" xlink:href="#__RefHeading__1839_1819184786" text:style-name="Index_20_Link" text:visited-style-name="Index_20_Link">The device is now know by a new name.<text:tab/>22</text:a></text:p>
          <text:p text:style-name="P73"><text:a xlink:type="simple" xlink:href="#__RefHeading__731_249102736" text:style-name="Index_20_Link" text:visited-style-name="Index_20_Link">Disable Device<text:tab/>23</text:a></text:p>
          <text:p text:style-name="P73"><text:a xlink:type="simple" xlink:href="#__RefHeading__1281_2086110546" text:style-name="Index_20_Link" text:visited-style-name="Index_20_Link">Re-enable Device<text:tab/>24</text:a></text:p>
          <text:p text:style-name="P73"><text:a xlink:type="simple" xlink:href="#__RefHeading__1841_1819184786" text:style-name="Index_20_Link" text:visited-style-name="Index_20_Link">Remap Device<text:tab/>25</text:a></text:p>
          <text:p text:style-name="P73"><text:a xlink:type="simple" xlink:href="#__RefHeading__1285_2086110546" text:style-name="Index_20_Link" text:visited-style-name="Index_20_Link">Adding a Satellite<text:tab/>26</text:a></text:p>
          <text:p text:style-name="P73"><text:a xlink:type="simple" xlink:href="#__RefHeading__1865_1819184786" text:style-name="Index_20_Link" text:visited-style-name="Index_20_Link">Removing a Satellite<text:tab/>27</text:a></text:p>
          <text:p text:style-name="P73"><text:a xlink:type="simple" xlink:href="#__RefHeading__1985_1819184786" text:style-name="Index_20_Link" text:visited-style-name="Index_20_Link">*Adding A Satellite – Physical Setup<text:tab/>28</text:a></text:p>
          <text:p text:style-name="P73"><text:a xlink:type="simple" xlink:href="#__RefHeading__2005_1819184786" text:style-name="Index_20_Link" text:visited-style-name="Index_20_Link">*Cycling Power Modes<text:tab/>29</text:a></text:p>
          <text:p text:style-name="P73"><text:a xlink:type="simple" xlink:href="#__RefHeading__1925_1819184786" text:style-name="Index_20_Link" text:visited-style-name="Index_20_Link">*Plug In Satellite<text:tab/>30</text:a></text:p>
          <text:p text:style-name="P73"><text:a xlink:type="simple" xlink:href="#__RefHeading__2049_1819184786" text:style-name="Index_20_Link" text:visited-style-name="Index_20_Link">*Power Up the Server<text:tab/>31</text:a></text:p>
        </text:index-body>
      </text:table-of-content>
      <text:h text:style-name="P69" text:outline-level="1"><text:bookmark-start text:name="__RefHeading__1829_1819184786"/>The P.O.W.E.R. Project<text:bookmark-end text:name="__RefHeading__1829_1819184786"/></text:h>
      <text:h text:style-name="P78" text:outline-level="2"><text:bookmark-start text:name="__RefHeading__1831_1819184786"/><text:span text:style-name="T5">Objective</text:span><text:bookmark-end text:name="__RefHeading__1831_1819184786"/></text:h>
      <text:p text:style-name="P49">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h text:style-name="P78" text:outline-level="2"><text:bookmark-start text:name="__RefHeading__1833_1819184786"/><text:soft-page-break/><text:span text:style-name="T5">Purpose of This Document</text:span><text:bookmark-end text:name="__RefHeading__1833_1819184786"/></text:h>
      <text:p text:style-name="P49">This document <text:span text:style-name="T5">describes the requirements of the P.O.W.E.R. Project. All requirements are high level, with a general overview of how things will work. </text:span></text:p>
      <text:h text:style-name="P78" text:outline-level="2"><text:bookmark-start text:name="__RefHeading__1835_1819184786"/><text:span text:style-name="T5">Potential Customers</text:span><text:bookmark-end text:name="__RefHeading__1835_1819184786"/></text:h>
      <text:p text:style-name="P49"><text:span text:style-name="T5">P.O.W.E.R. is aimed at residential customers. While there is a very large potential for customers in the business world, the initial product will not include any of the features those customers would require.</text:span></text:p>
      <text:h text:style-name="Heading_20_1" text:outline-level="1"><text:bookmark-start text:name="__RefHeading__1843_1819184786"/><text:span text:style-name="T5">Assumptions and Other Relevant Facts</text:span><text:bookmark-end text:name="__RefHeading__1843_1819184786"/></text:h>
      <text:p text:style-name="P49"><text:span text:style-name="T5">For the purpose of this document, we assume several things about the client. We assume:</text:span></text:p>
      <text:list xml:id="list1542939977" text:style-name="L44">
        <text:list-item>
          <text:p text:style-name="P50"><text:span text:style-name="T5">They understand their electric bill. This means they know what a kW/hr is</text:span></text:p>
        </text:list-item>
        <text:list-item>
          <text:p text:style-name="P50"><text:span text:style-name="T5">They have a device that can render web pages that uses heavy javascript. This is the only hardware requirement for the client</text:span></text:p>
        </text:list-item>
      </text:list>
      <text:h text:style-name="Heading_20_1" text:outline-level="1"><text:bookmark-start text:name="__RefHeading__1845_1819184786"/><text:span text:style-name="T5">Functional Requirements</text:span><text:bookmark-end text:name="__RefHeading__1845_1819184786"/></text:h>
      <text:h text:style-name="Heading_20_2" text:outline-level="2"><text:bookmark-start text:name="__RefHeading__1847_1819184786"/><text:span text:style-name="T5">Satellite</text:span><text:bookmark-end text:name="__RefHeading__1847_1819184786"/></text:h>
      <text:h text:style-name="Heading_20_3" text:outline-level="3"><text:span text:style-name="T5">Introduction</text:span></text:h>
      <text:p text:style-name="P49"><text:span text:style-name="T5">Satellite refers to the actual power outlet readers of the POWER system. The term refers to the Satellite's data collecting functionality. It will be part of the wireless sensor network that sends data to the server. In appearance, the Satellite will be a box with two sets of prongs that can fit into National Electricity Manufacturer's Association (NEMA) 5-15 mains electricity outlets, a typical wall outlet in a home or office. The Satellite plugs into both faces of the wall outlet on that side, and on the opposite side are two NEMA 5-15 outlet faces. It will sit between the device requiring power and the wall outlet, providing the same number of outlets as the Satellite occupies.</text:span></text:p>
      <text:h text:style-name="Heading_20_3" text:outline-level="3"><text:span text:style-name="T5">Functional Requirements</text:span></text:h>
      <text:p text:style-name="P49"><text:span text:style-name="T5">The Satellite shall measure current running through the wall outlets to their respective devices on the other side, and transmit that data to the server. Transmitting the data will require a low-power communication protocol, as power consumption per Satellite must be under one Watt (1W). The Satellite shall have a three state system, and these states can be invoked via the server, or cycled through with a button on the outside of the Satellite, one for each outlet. These states are: Normal, Blind, and Off, and cycle in that order when the button is pressed. Normal is normal operation as described in this document, where readings are taken and sent to the server. In the Blind state, the Satellite goes into a super-low power state and stops the recording, and therefore sending, of data. In the off state, the Satellite goes into a super-low power state and cuts power to the device attached to it's output face, effectively making it a remote control for the outlet. Both the button on the side and the server can override each other, meaning whatever the user is closest to can turn the device on or off. The button shall also cycle through the three indicating modes of the LED on the case.</text:span></text:p>
      <text:h text:style-name="Heading_20_3" text:outline-level="3"><text:soft-page-break/><text:span text:style-name="T5">Safety</text:span></text:h>
      <text:p text:style-name="P49"><text:span text:style-name="T5">The Satellite shall not be able to cause electrical damage or electrical fire to itself or any attached devices, and must be safe for the user to handle. The Satellite shall be encased in such a way that users cannot open them and tamper with them.</text:span></text:p>
      <text:h text:style-name="Heading_20_3" text:outline-level="3"><text:span text:style-name="T5">Scale</text:span></text:h>
      <text:p text:style-name="P49"><text:span text:style-name="T5">Satellites shall be able to work in groups of up to 255 for any one server.</text:span></text:p>
      <text:h text:style-name="Heading_20_3" text:outline-level="3"><text:span text:style-name="T5">Power Calculation</text:span></text:h>
      <text:p text:style-name="P49"><text:span text:style-name="T5">Power will not be measured directly. Instead current shall be measured as stated above. Current will be sent to the server, where it can be recorded, and converted to power. To do this the current is multiplied by 120 Volts, which is standard mains electricity in the United States. Current readings must not suffer more than 5% error. </text:span></text:p>
      <text:h text:style-name="Heading_20_3" text:outline-level="3"><text:span text:style-name="T5">Communication</text:span></text:h>
      <text:p text:style-name="P49"><text:span text:style-name="T5">A low-power communications protocol shall be used, since power consumption is an issue. The protocol used will have the ability to transmit 500 meters (500m). Transmissions shall occur every 2.5 seconds. The Satellite's three operating modes must be switchable via the server at any time. If the operating mode button is pressed, the Satellite must send a signal to the server telling it what state it's going into. In the case of Blind mode going into Off mode, the Satellite shall send one last signal then resume it's super-low power state in addition to blocking power to the device attached to it's output face.</text:span></text:p>
      <text:h text:style-name="Heading_20_3" text:outline-level="3"><text:span text:style-name="T5">Recap:</text:span></text:h>
      <text:list xml:id="list1498519274" text:style-name="L45">
        <text:list-item>
          <text:p text:style-name="P51"><text:span text:style-name="T5">Ability to plug into standard NEMA 5-15 mains electricity outlets</text:span></text:p>
        </text:list-item>
        <text:list-item>
          <text:p text:style-name="P51"><text:span text:style-name="T5">Two outlet faces on the opposite side of the plugs (if it takes up two outlets, it should provide two outlets)</text:span></text:p>
        </text:list-item>
        <text:list-item>
          <text:p text:style-name="P51"><text:span text:style-name="T5">Less than 5% error on current reading</text:span></text:p>
        </text:list-item>
        <text:list-item>
          <text:p text:style-name="P51"><text:span text:style-name="T5">Power draw less than 1W (Watt) per Satellite</text:span></text:p>
        </text:list-item>
        <text:list-item>
          <text:p text:style-name="P51"><text:span text:style-name="T5">Broadcasts information up to 500m (meters)</text:span></text:p>
        </text:list-item>
        <text:list-item>
          <text:p text:style-name="P51"><text:span text:style-name="T5">Transmits every 2.5 seconds</text:span></text:p>
        </text:list-item>
        <text:list-item>
          <text:p text:style-name="P51"><text:span text:style-name="T5">Requires encryption on all communication</text:span></text:p>
        </text:list-item>
      </text:list>
      <text:h text:style-name="Heading_20_2" text:outline-level="2"><text:bookmark-start text:name="__RefHeading__2045_1819184786"/><text:span text:style-name="T8">The Server</text:span><text:bookmark-end text:name="__RefHeading__2045_1819184786"/></text:h>
      <text:h text:style-name="Heading_20_3" text:outline-level="3"><text:span text:style-name="T8">Introduction</text:span></text:h>
      <text:p text:style-name="P57"><text:span text:style-name="T8">The POWER server sits inside the building being monitored (residence, office, etc) and receives current readings from all nearby [[Satellite]] nodes that have connected to it. It provides an on-site location to view the data collected. It shall run on as little power as possible, with 10W being the current feasible </text:span><text:soft-page-break/><text:span text:style-name="T8">goal. The server will have a button located somewhere on it that allows it to connect to a Satellite that is in a "requesting connection" phase.</text:span></text:p>
      <text:p text:style-name="P57"><text:span text:style-name="T8"/></text:p>
      <text:h text:style-name="Heading_20_3" text:outline-level="3"><text:span text:style-name="T8">Functional Requirements</text:span></text:h>
      <text:h text:style-name="Heading_20_4" text:outline-level="4"><text:span text:style-name="T8">Hardware</text:span></text:h>
      <text:p text:style-name="P57"><text:span text:style-name="T8">The server shall be outfitted with enough processing power and RAM to simultaneously handle the display software as well as receiving all data sent from all Satellites. The server shall also have enough hard drive space to hold 5 years of data.</text:span></text:p>
      <text:h text:style-name="Heading_20_4" text:outline-level="4"><text:span text:style-name="T8">Load</text:span></text:h>
      <text:p text:style-name="P57"><text:span text:style-name="T8">The server shall be able to support up to 255 Satellites. Specifically, the server must be able to receive a reading from any Satellite at any time. Even if the server is busy, it must still be able to receive readings in some kind of buffer. Losing readings shall return an error condition of some kind and must be dealt with.</text:span></text:p>
      <text:h text:style-name="Heading_20_4" text:outline-level="4"><text:span text:style-name="T8">Data Readings</text:span></text:h>
      <text:p text:style-name="P57"><text:span text:style-name="T8">A data reading shall be received by each Satellite once every 2.5 seconds. Each data reading must be stored in the POWER database. If data is not received by a normally operating Satellite, the server should attempt to receive that missing datum again. If that Satellite is still unaccounted for, it shall be marked by the server with an error flag and be dealt with. If a Satellite is in Blind or Off modes, the server shall have flags to indicate that in the POWER database.</text:span></text:p>
      <text:h text:style-name="Heading_20_4" text:outline-level="4"><text:span text:style-name="T8">Overseer Duties</text:span></text:h>
      <text:p text:style-name="P57"><text:span text:style-name="T8">The server shall have the ability to turn a Satellite off, having it act as a "Blind" outlet. The server must also have the ability to turn a Satellite's output outlet off. Both of these features must be invoked by the user only, and these commands issued by the server must be able to override and be overridden by the button on the Satellite, so that a user can use whichever is closest to change a Satellite's operation.</text:span></text:p>
      <text:h text:style-name="Heading_20_3" text:outline-level="3"><text:span text:style-name="T8">Recap:</text:span></text:h>
      <text:list xml:id="list1255174047" text:style-name="L58">
        <text:list-item>
          <text:p text:style-name="P58"><text:span text:style-name="T8">Physical server inside building</text:span></text:p>
        </text:list-item>
        <text:list-item>
          <text:p text:style-name="P58"><text:span text:style-name="T8">Runs on less than 10W (Watts)</text:span></text:p>
        </text:list-item>
        <text:list-item>
          <text:p text:style-name="P58"><text:span text:style-name="T8">Displays data (See [[Display]])</text:span></text:p>
        </text:list-item>
        <text:list-item>
          <text:p text:style-name="P58"><text:span text:style-name="T8">Communication Zigbee compatible</text:span></text:p>
        </text:list-item>
        <text:list-item>
          <text:p text:style-name="P58"><text:span text:style-name="T8">WPS / WPA2 encryption</text:span></text:p>
        </text:list-item>
        <text:list-item>
          <text:p text:style-name="P58"><text:span text:style-name="T8">Button to connect nodes</text:span></text:p>
        </text:list-item>
        <text:list-item>
          <text:p text:style-name="P58"><text:span text:style-name="T8">Ability to connect to the clients network</text:span></text:p>
        </text:list-item>
      </text:list>
      <text:h text:style-name="Heading_20_2" text:outline-level="2"><text:bookmark-start text:name="__RefHeading__2051_1819184786"/><text:soft-page-break/><text:span text:style-name="T9">The Display</text:span><text:bookmark-end text:name="__RefHeading__2051_1819184786"/></text:h>
      <text:h text:style-name="Heading_20_3" text:outline-level="3"><text:span text:style-name="T9">Introduction</text:span></text:h>
      <text:p text:style-name="P60"><text:span text:style-name="T9">The display is the interface that will be used by the client to view the actual "product". </text:span></text:p>
      <text:p text:style-name="P60"><text:span text:style-name="T9"/></text:p>
      <text:p text:style-name="P60"><text:span text:style-name="T9"/></text:p>
      <text:h text:style-name="Heading_20_3" text:outline-level="3"><text:span text:style-name="T9">Functional Requirements</text:span></text:h>
      <text:p text:style-name="P60"><text:span text:style-name="T9"/></text:p>
      <text:h text:style-name="Heading_20_4" text:outline-level="4"><text:span text:style-name="T9">Data Output</text:span></text:h>
      <text:p text:style-name="P60"><text:span text:style-name="T9"/></text:p>
      <text:p text:style-name="P60"><text:span text:style-name="T9">The display must be able to render the following charts:</text:span></text:p>
      <text:list xml:id="list780623318" text:style-name="L61">
        <text:list-item>
          <text:p text:style-name="P61"><text:span text:style-name="T9">Power consumption v Time (minutes, hours, days, weeks, months, years) -- Line Graph</text:span></text:p>
        </text:list-item>
        <text:list-item>
          <text:p text:style-name="P61"><text:span text:style-name="T9">Power consumption v Time (Real time) -- Line Graph</text:span></text:p>
        </text:list-item>
        <text:list-item>
          <text:p text:style-name="P61"><text:span text:style-name="T9">Cost v Time (days, weeks, months) -- Line Graph</text:span></text:p>
        </text:list-item>
        <text:list-item>
          <text:p text:style-name="P61"><text:span text:style-name="T9">Cost is the product of wattage and price per watt</text:span></text:p>
        </text:list-item>
        <text:list-item>
          <text:p text:style-name="P61"><text:span text:style-name="T9">Device v Power consumption -- Bar Chart</text:span></text:p>
        </text:list-item>
      </text:list>
      <text:p text:style-name="P60"><text:span text:style-name="T9">In addition, the display must provide an interface to allow the user to "guestimate" their monthly power bill. This includes adding a fictional device to see how much it would cost them to add the device.</text:span></text:p>
      <text:p text:style-name="P60"><text:span text:style-name="T9"/></text:p>
      <text:h text:style-name="Heading_20_4" text:outline-level="4"><text:span text:style-name="T9">Configuration</text:span></text:h>
      <text:p text:style-name="P60"><text:span text:style-name="T9"/></text:p>
      <text:p text:style-name="P60"><text:span text:style-name="T9">The display must be able to allow the editing of the following configuration settings:</text:span></text:p>
      <text:list xml:id="list1989345689" text:style-name="L62">
        <text:list-item>
          <text:p text:style-name="P62"><text:span text:style-name="T9">User logins</text:span></text:p>
        </text:list-item>
        <text:list-item>
          <text:p text:style-name="P62"><text:span text:style-name="T9">Reporting interval</text:span></text:p>
        </text:list-item>
        <text:list-item>
          <text:p text:style-name="P62"><text:span text:style-name="T9">Device names</text:span></text:p>
        </text:list-item>
        <text:list-item>
          <text:p text:style-name="P62"><text:span text:style-name="T9">Device groups</text:span></text:p>
          <text:list>
            <text:list-item>
              <text:p text:style-name="P62"><text:span text:style-name="T9">Device groups are logical grouping of devices that allow for the client to aggregate data from that group and display it just like they would on a "single" device. For example, they should be able to group their TV, surround sound system, and BlueRay player into the logical group "home theatre" and display data from that entire group as a single device.</text:span></text:p>
            </text:list-item>
          </text:list>
        </text:list-item>
        <text:list-item>
          <text:p text:style-name="P62"><text:span text:style-name="T9">Energy Cost</text:span></text:p>
          <text:list>
            <text:list-item>
              <text:p text:style-name="P62"><text:span text:style-name="T9">Must allow for tiered energy costs</text:span></text:p>
            </text:list-item>
          </text:list>
        </text:list-item>
        <text:list-item>
          <text:p text:style-name="P62"><text:soft-page-break/><text:span text:style-name="T9">Adding a device</text:span></text:p>
        </text:list-item>
        <text:list-item>
          <text:p text:style-name="P62"><text:span text:style-name="T9">Factory reset</text:span></text:p>
        </text:list-item>
      </text:list>
      <text:h text:style-name="Heading_20_3" text:outline-level="3"><text:span text:style-name="T9">*Recap:</text:span></text:h>
      <text:p text:style-name="P60"><text:span text:style-name="T9"/></text:p>
      <text:p text:style-name="P60"><text:span text:style-name="T9"/></text:p>
      <text:h text:style-name="P71" text:outline-level="1"><text:bookmark-start text:name="__RefHeading__1861_1819184786"/><text:span text:style-name="T5">Non-functional Requirements</text:span><text:bookmark-end text:name="__RefHeading__1861_1819184786"/></text:h>
      <text:h text:style-name="Heading_20_2" text:outline-level="2"><text:bookmark-start text:name="__RefHeading__1863_1819184786"/><text:span text:style-name="T5">Satellite</text:span><text:bookmark-end text:name="__RefHeading__1863_1819184786"/></text:h>
      <text:h text:style-name="Heading_20_3" text:outline-level="3"><text:span text:style-name="T5">Aesthetics</text:span></text:h>
      <text:p text:style-name="P49"><text:span text:style-name="T5">The Satellites shall be of convenient size and shape; specifically, they shall not be obtrusive and shall take up as little space as possible, given the hardware inside them. A small LED will be somewhere on each outlet face to indicate the operating mode of the Satellite. Solid ON for Normal operating mode, blinking for Blind, and OFF for Off.</text:span></text:p>
      <text:h text:style-name="Heading_20_3" text:outline-level="3"><text:span text:style-name="T5">Security</text:span></text:h>
      <text:p text:style-name="P49"><text:span text:style-name="T5">Data sent from each Satellite to the server shall be encrypted. This is to prevent intrusion from a third party, be it an adjacent POWER system or an intruder with malicious intent.</text:span></text:p>
      <text:h text:style-name="Heading_20_3" text:outline-level="3"><text:span text:style-name="T5">Cost</text:span></text:h>
      <text:p text:style-name="P49"><text:span text:style-name="T5">The Satellite shall be designed in such a way that adding new Satellites will give the consumer an economically sound cost-to-benefit ratio.</text:span></text:p>
      <text:h text:style-name="Heading_20_3" text:outline-level="3"><text:span text:style-name="T5">Recap:</text:span></text:h>
      <text:list xml:id="list2113773955" text:style-name="L46">
        <text:list-item>
          <text:p text:style-name="P52"><text:span text:style-name="T5">Ability to toggle power through each outlet independently</text:span></text:p>
        </text:list-item>
        <text:list-item>
          <text:p text:style-name="P52"><text:span text:style-name="T5">Power/activity light</text:span></text:p>
        </text:list-item>
        <text:list-item>
          <text:p text:style-name="P52"><text:span text:style-name="T5">Costs less than $7.50 (USD) to produce</text:span></text:p>
        </text:list-item>
        <text:list-item>
          <text:p text:style-name="P52"><text:span text:style-name="T5">Convenient size</text:span></text:p>
        </text:list-item>
        <text:list-item>
          <text:p text:style-name="P52"><text:span text:style-name="T5">Attractive and unobtrusive design and color</text:span></text:p>
        </text:list-item>
      </text:list>
      <text:h text:style-name="Heading_20_2" text:outline-level="2"><text:bookmark-start text:name="__RefHeading__2047_1819184786"/><text:span text:style-name="T8">The Server</text:span><text:bookmark-end text:name="__RefHeading__2047_1819184786"/></text:h>
      <text:h text:style-name="Heading_20_3" text:outline-level="3"><text:span text:style-name="T8">Aesthetics</text:span></text:h>
      <text:p text:style-name="P57"><text:span text:style-name="T8">The server shall be as small and unobtrusive as possible.</text:span></text:p>
      <text:h text:style-name="Heading_20_3" text:outline-level="3"><text:span text:style-name="T8">Encryption</text:span></text:h>
      <text:p text:style-name="P57"><text:span text:style-name="T8">The server shall use an encryption method for communication to the Satellites. Connection must be simple enough that an average user can add Satellites at any time.</text:span></text:p>
      <text:h text:style-name="Heading_20_2" text:outline-level="2"><text:bookmark-start text:name="__RefHeading__2053_1819184786"/><text:span text:style-name="T10">The Display</text:span><text:bookmark-end text:name="__RefHeading__2053_1819184786"/></text:h>
      <text:list xml:id="list1494792599" text:style-name="L65">
        <text:list-item>
          <text:p text:style-name="P65"><text:span text:style-name="T10">The display shall be, first and foremost, easy to learn</text:span></text:p>
        </text:list-item>
        <text:list-item>
          <text:p text:style-name="P65"><text:soft-page-break/><text:span text:style-name="T10">No page shall take more than 500 milliseconds to load</text:span></text:p>
        </text:list-item>
        <text:list-item>
          <text:p text:style-name="P65"><text:span text:style-name="T10">Data should not be lost when a device is moved to a new outlet</text:span></text:p>
        </text:list-item>
      </text:list>
      <text:h text:style-name="Heading_20_4" text:outline-level="4"><text:span text:style-name="T10">Security</text:span></text:h>
      <text:list xml:id="list174054855" text:style-name="L64">
        <text:list-item>
          <text:p text:style-name="P64"><text:span text:style-name="T10">The display must provide the following security features:</text:span></text:p>
        </text:list-item>
        <text:list-item>
          <text:p text:style-name="P64"><text:span text:style-name="T10">Not vulnerable to SQL injection</text:span></text:p>
        </text:list-item>
        <text:list-item>
          <text:p text:style-name="P64"><text:span text:style-name="T10">Not vulnerable to XSS</text:span></text:p>
        </text:list-item>
        <text:list-item>
          <text:p text:style-name="P64"><text:span text:style-name="T10">Does not allow unauthorized access</text:span></text:p>
        </text:list-item>
        <text:list-item>
          <text:p text:style-name="P64"><text:span text:style-name="T10">All data transferred to the display is encrypted</text:span></text:p>
        </text:list-item>
      </text:list>
      <text:h text:style-name="Heading_20_3" text:outline-level="3"><text:span text:style-name="T10">Recap:</text:span></text:h>
      <text:p text:style-name="P63"><text:span text:style-name="T10"/></text:p>
      <text:h text:style-name="P70" text:outline-level="1"><text:bookmark-start text:name="__RefHeading__741_249102736"/><text:span text:style-name="T5">Use Cases</text:span><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19374409911" text:style-name="L1">
        <text:list-item>
          <text:p text:style-name="P12">Users</text:p>
        </text:list-item>
        <text:list-item>
          <text:p text:style-name="P12">The display</text:p>
        </text:list-item>
        <text:list-item>
          <text:p text:style-name="P12">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79"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2125134606" text:style-name="L2">
        <text:list-item>
          <text:p text:style-name="P13">User</text:p>
        </text:list-item>
        <text:list-item>
          <text:p text:style-name="P13">System </text:p>
        </text:list-item>
      </text:list>
      <text:h text:style-name="Heading_20_3" text:outline-level="3"><text:bookmark-start text:name="__RefHeading__652_2491027361"/>Assumptions<text:bookmark-end text:name="__RefHeading__652_2491027361"/></text:h>
      <text:p text:style-name="Text_20_body">The user has <text:span text:style-name="T3">valid login information</text:spa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79"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969811720" text:continue-numbering="true" text:style-name="L2">
        <text:list-item>
          <text:p text:style-name="P13">User</text:p>
        </text:list-item>
        <text:list-item>
          <text:p text:style-name="P14">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text:span text:style-name="T3">display</text:span>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Text_20_body">The user is now logged out.</text:p>
      <text:h text:style-name="P79"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2089463395" text:continue-numbering="true" text:style-name="L2">
        <text:list-item>
          <text:p text:style-name="P13">User</text:p>
        </text:list-item>
        <text:list-item>
          <text:p text:style-name="P15">Display</text:p>
        </text:list-item>
        <text:list-item>
          <text:p text:style-name="P16">System</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939084976" text:style-name="L3">
        <text:list-item>
          <text:p text:style-name="P17">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136407161" text:style-name="L4">
        <text:list-item>
          <text:p text:style-name="P18">The name of the month</text:p>
        </text:list-item>
        <text:list-item>
          <text:p text:style-name="P18">The total power consumed by the entire system for that month </text:p>
        </text:list-item>
        <text:list-item>
          <text:p text:style-name="P18">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79"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1680973605" text:style-name="L5">
        <text:list-item>
          <text:p text:style-name="P19">User</text:p>
        </text:list-item>
        <text:list-item>
          <text:p text:style-name="P19">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1853862358" text:style-name="L6">
        <text:list-item>
          <text:p text:style-name="P20">One of which is "Device Power Consumption" </text:p>
        </text:list-item>
      </text:list>
      <text:p text:style-name="Text_20_body">The user selects "Device Power Consumption"</text:p>
      <text:p text:style-name="Text_20_body">The display shows the user a table containing:</text:p>
      <text:list xml:id="list199960147" text:style-name="L7">
        <text:list-item>
          <text:p text:style-name="P21">The name of each device</text:p>
        </text:list-item>
        <text:list-item>
          <text:p text:style-name="P21">The power consumed by each device</text:p>
        </text:list-item>
        <text:list-item>
          <text:p text:style-name="P21">The device's power consumption per hour</text:p>
        </text:list-item>
        <text:list-item>
          <text:p text:style-name="P21">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79" text:outline-level="2"><text:bookmark-start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start text:name="__RefHeading__671_249102736"/>Actors<text:bookmark-end text:name="__RefHeading__671_249102736"/></text:h>
      <text:list xml:id="list2088547702" text:style-name="L8">
        <text:list-item>
          <text:p text:style-name="P22">User</text:p>
        </text:list-item>
        <text:list-item>
          <text:p text:style-name="P22">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1502200873" text:style-name="L9">
        <text:list-item>
          <text:p text:style-name="P23">One of which is "View Power Use over Time" </text:p>
        </text:list-item>
      </text:list>
      <text:p text:style-name="Text_20_body">The display shows a page that prompts the user to select:</text:p>
      <text:list xml:id="list2063615634" text:style-name="L10">
        <text:list-item>
          <text:p text:style-name="P24">What devices or device groups they want to compare</text:p>
          <text:list>
            <text:list-item>
              <text:p text:style-name="P24">Defaults the group "All devices" </text:p>
            </text:list-item>
          </text:list>
        </text:list-item>
        <text:list-item>
          <text:p text:style-name="P24">What time period they would like to compare them over</text:p>
          <text:list>
            <text:list-item>
              <text:p text:style-name="P24">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79"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1362039596" text:style-name="L11">
        <text:list-item>
          <text:p text:style-name="P25">User</text:p>
        </text:list-item>
        <text:list-item>
          <text:p text:style-name="P25">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467102449" text:style-name="L12">
        <text:list-item>
          <text:p text:style-name="P26">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text:span text:style-name="T1">display shows</text:span>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79"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82296113" text:style-name="L13">
        <text:list-item>
          <text:p text:style-name="P27">User</text:p>
        </text:list-item>
        <text:list-item>
          <text:p text:style-name="P27">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1618229425" text:style-name="L14">
        <text:list-item>
          <text:p text:style-name="P28">This includes a button to add a user </text:p>
        </text:list-item>
      </text:list>
      <text:p text:style-name="Text_20_body">The user clicks "Add user"</text:p>
      <text:p text:style-name="Text_20_body">The display presents the user with a page that contains the necessary fields to create a new user:</text:p>
      <text:list xml:id="list169454671" text:style-name="L15">
        <text:list-item>
          <text:p text:style-name="P29">First name</text:p>
        </text:list-item>
        <text:list-item>
          <text:p text:style-name="P29">Last name</text:p>
        </text:list-item>
        <text:list-item>
          <text:p text:style-name="P29">Username</text:p>
        </text:list-item>
        <text:list-item>
          <text:p text:style-name="P29">Password</text:p>
        </text:list-item>
        <text:list-item>
          <text:p text:style-name="P29">A check-box requiring the user to change their password at login</text:p>
        </text:list-item>
        <text:list-item>
          <text:p text:style-name="P29">A multi-select to put them into group<text:span text:style-name="T2">s</text:span></text:p>
        </text:list-item>
        <text:list-item>
          <text:p text:style-name="P29">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he display shows the user the "User Management" page</text:p>
      <text:h text:style-name="Heading_20_3" text:outline-level="3"><text:bookmark-start text:name="__RefHeading__702_249102736"/><text:soft-page-break/>Expected outcome<text:bookmark-end text:name="__RefHeading__702_249102736"/></text:h>
      <text:p text:style-name="Text_20_body">A new user was added with the requested username, password, and permissions.</text:p>
      <text:h text:style-name="P79"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868227280" text:style-name="L16">
        <text:list-item>
          <text:p text:style-name="P30">User</text:p>
        </text:list-item>
        <text:list-item>
          <text:p text:style-name="P30">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1371637514" text:style-name="L17">
        <text:list-item>
          <text:p text:style-name="P31">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79"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792692409" text:style-name="L18">
        <text:list-item>
          <text:p text:style-name="P32">User</text:p>
        </text:list-item>
        <text:list-item>
          <text:p text:style-name="P32">Display</text:p>
        </text:list-item>
        <text:list-item>
          <text:p text:style-name="P32">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59976838" text:style-name="L19">
        <text:list-item>
          <text:p text:style-name="P36">This includes a<text:span text:style-name="T2">n</text:span> “Add device” button</text:p>
        </text:list-item>
      </text:list>
      <text:p text:style-name="Text_20_body">The user clicks the “Add device” button</text:p>
      <text:p text:style-name="Text_20_body">The <text:span text:style-name="T1">display</text:span> prompts the user for information about the device, including:</text:p>
      <text:list xml:id="list1499183639" text:style-name="L20">
        <text:list-item>
          <text:p text:style-name="P37">Name</text:p>
          <text:list>
            <text:list-item>
              <text:p text:style-name="P37">Optional: room, location in room, owner. These will be used to guide the user in coming up with a unique name</text:p>
            </text:list-item>
          </text:list>
        </text:list-item>
        <text:list-item>
          <text:p text:style-name="P37">What Satellite it is plugged into</text:p>
          <text:list>
            <text:list-item>
              <text:p text:style-name="P37">Optional, may be not be plugged in</text:p>
            </text:list-item>
          </text:list>
        </text:list-item>
      </text:list>
      <text:p text:style-name="P7">The user fills in the requested information</text:p>
      <text:p text:style-name="P7">The user clicks an “OK” or “Submit” button</text:p>
      <text:p text:style-name="P7">The display informs the user that the device has been added</text:p>
      <text:p text:style-name="P7">The display shows the user the "Device Management" page</text:p>
      <text:h text:style-name="Heading_20_3" text:outline-level="3"><text:bookmark-start text:name="__RefHeading__722_2491027361"/>Expected outcome<text:bookmark-end text:name="__RefHeading__722_2491027361"/></text:h>
      <text:p text:style-name="Text_20_body">The display has the device available for history and mapping to Satellites. </text:p>
      <text:h text:style-name="P80" text:outline-level="2"><text:bookmark-start text:name="__RefHeading__1837_1819184786"/>Rename Device<text:bookmark-end text:name="__RefHeading__1837_1819184786"/></text:h>
      <text:p text:style-name="P9">This use case documents the procedure that a user would use to rename a device associated with an outlet.</text:p>
      <text:h text:style-name="P75" text:outline-level="3"><text:bookmark-start text:name="__RefHeading__716_249102736"/>Actors<text:bookmark-end text:name="__RefHeading__716_249102736"/></text:h>
      <text:list xml:id="list1890667529" text:continue-list="list792692409" text:style-name="L18">
        <text:list-item>
          <text:p text:style-name="P33">User</text:p>
        </text:list-item>
        <text:list-item>
          <text:p text:style-name="P33">Display</text:p>
        </text:list-item>
        <text:list-item>
          <text:p text:style-name="P33">Device </text:p>
        </text:list-item>
      </text:list>
      <text:h text:style-name="P75" text:outline-level="3"><text:bookmark-start text:name="__RefHeading__718_249102736"/>Assumptions<text:bookmark-end text:name="__RefHeading__718_249102736"/></text:h>
      <text:p text:style-name="P9">The user is logged in and on the home page</text:p>
      <text:p text:style-name="P9">The user has permission to modify outlet-device mappings </text:p>
      <text:h text:style-name="P75" text:outline-level="3"><text:bookmark-start text:name="__RefHeading__720_249102736"/>Procedure<text:bookmark-end text:name="__RefHeading__720_249102736"/></text:h>
      <text:p text:style-name="P9">The user clicks the "Settings" link from the navigation menu</text:p>
      <text:p text:style-name="P9">The display presents the user with the settings panel, which includes a link to the "Device Management" page</text:p>
      <text:p text:style-name="P9">The user clicks the "Device Management" link</text:p>
      <text:p text:style-name="P9">The display shows the user the "Device Management" page</text:p>
      <text:list xml:id="list1144521532" text:style-name="L21">
        <text:list-item>
          <text:p text:style-name="P38">This includes a list of all existing devices </text:p>
        </text:list-item>
      </text:list>
      <text:p text:style-name="P9">The user clicks on the row of the device they want to edit</text:p>
      <text:p text:style-name="P9">The display presents a page with a form that allows the user to edit the name of the device</text:p>
      <text:p text:style-name="P9">The user changes the name of the device</text:p>
      <text:p text:style-name="P9">The user clicks "Submit" or "Save" </text:p>
      <text:p text:style-name="P9">The display informs the user that the device has been renamed</text:p>
      <text:p text:style-name="Text_20_body">The display shows the user the "User Management" page</text:p>
      <text:h text:style-name="P75" text:outline-level="3"><text:bookmark-start text:name="__RefHeading__722_249102736"/>Expected outcome<text:bookmark-end text:name="__RefHeading__722_249102736"/></text:h>
      <text:h text:style-name="P39" text:outline-level="2"><text:bookmark-start text:name="__RefHeading__1839_1819184786"/>The device is now know by a new name.<text:bookmark-end text:name="__RefHeading__1839_1819184786"/></text:h>
      <text:h text:style-name="P79"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919027735" text:style-name="L22">
        <text:list-item>
          <text:p text:style-name="P43">User</text:p>
        </text:list-item>
        <text:list-item>
          <text:p text:style-name="P43">Display</text:p>
        </text:list-item>
        <text:list-item>
          <text:p text:style-name="P43">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940760940" text:style-name="L23">
        <text:list-item>
          <text:p text:style-name="P44">This includes a drop down with an action to disable a device</text:p>
        </text:list-item>
        <text:list-item>
          <text:p text:style-name="P44">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7">The display informs the user that the device has been disabled</text:p>
      <text:p text:style-name="P7">The display shows the user the "Device Management" page</text:p>
      <text:h text:style-name="Heading_20_3" text:outline-level="3"><text:bookmark-start text:name="__RefHeading__739_249102736"/>Expected Outcome<text:bookmark-end text:name="__RefHeading__739_249102736"/></text:h>
      <text:p text:style-name="Text_20_body">A device was disabled and will no longer appear in any menus.</text:p>
      <text:h text:style-name="P79" text:outline-level="2"><text:bookmark-start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start text:name="__RefHeading__733_2491027362"/>Actors<text:bookmark-end text:name="__RefHeading__733_2491027362"/></text:h>
      <text:list xml:id="list2075698709" text:continue-list="list919027735" text:style-name="L22">
        <text:list-item>
          <text:p text:style-name="P43">User</text:p>
        </text:list-item>
        <text:list-item>
          <text:p text:style-name="P43">Display</text:p>
        </text:list-item>
        <text:list-item>
          <text:p text:style-name="P43">Device </text:p>
        </text:list-item>
      </text:list>
      <text:h text:style-name="Heading_20_3" text:outline-level="3"><text:bookmark-start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start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815898064" text:style-name="L24">
        <text:list-item>
          <text:p text:style-name="P45">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1815240266" text:continue-list="list940760940" text:style-name="L23">
        <text:list-item>
          <text:p text:style-name="P44">This includes a drop down with an action to re-enable a device</text:p>
        </text:list-item>
      </text:list>
      <text:list xml:id="list577730254" text:continue-list="list1815898064" text:style-name="L24">
        <text:list-item>
          <text:p text:style-name="P45">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7">The display informs the user that the device has been re-enabled</text:p>
      <text:p text:style-name="P7">The display shows the user the "Device Management" page</text:p>
      <text:h text:style-name="Heading_20_3" text:outline-level="3"><text:bookmark-start text:name="__RefHeading__739_2491027362"/>Expected Outcome<text:bookmark-end text:name="__RefHeading__739_2491027362"/></text:h>
      <text:p text:style-name="Text_20_body">A disabled device was re-enabled and will appear in all menus.</text:p>
      <text:h text:style-name="P81" text:outline-level="2"><text:bookmark-start text:name="__RefHeading__1841_1819184786"/>Remap Device<text:bookmark-end text:name="__RefHeading__1841_1819184786"/></text:h>
      <text:p text:style-name="P10">This use case documents the procedure that a user would use to associate a device with a Satellite.</text:p>
      <text:h text:style-name="P76" text:outline-level="3"><text:bookmark-start text:name="__RefHeading__1293_20861105461"/>Actors<text:bookmark-end text:name="__RefHeading__1293_20861105461"/></text:h>
      <text:list xml:id="list1816192560" text:continue-list="list1890667529" text:style-name="L18">
        <text:list-item>
          <text:p text:style-name="P34">User</text:p>
        </text:list-item>
        <text:list-item>
          <text:p text:style-name="P34">Display</text:p>
        </text:list-item>
        <text:list-item>
          <text:p text:style-name="P34">Satellite </text:p>
        </text:list-item>
      </text:list>
      <text:h text:style-name="P76" text:outline-level="3"><text:bookmark-start text:name="__RefHeading__718_2491027361111"/>Assumptions<text:bookmark-end text:name="__RefHeading__718_2491027361111"/></text:h>
      <text:p text:style-name="P10">The user is logged in and on the home page</text:p>
      <text:p text:style-name="P10">The user has permission to modify Satellites and modify devices</text:p>
      <text:p text:style-name="P10">The device has been created</text:p>
      <text:p text:style-name="P10">The Satellite has been associated with the display</text:p>
      <text:h text:style-name="P76" text:outline-level="3"><text:bookmark-start text:name="__RefHeading__720_2491027361111"/>Procedure<text:bookmark-end text:name="__RefHeading__720_2491027361111"/></text:h>
      <text:p text:style-name="P10">The user clicks the "Settings" link from the navigation menu</text:p>
      <text:p text:style-name="P10">The display presents the user with the settings panel, which includes a link to the "Device Management" page</text:p>
      <text:p text:style-name="P10">The user clicks the " Device Management" link</text:p>
      <text:p text:style-name="P10">The display shows the user the " Device Management" page</text:p>
      <text:list xml:id="list1913633225" text:style-name="L25">
        <text:list-item>
          <text:p text:style-name="P46">This includes a table listing all the Satellites</text:p>
        </text:list-item>
      </text:list>
      <text:p text:style-name="P10">The user clicks on the row of the device they wish to associate with a Satellite</text:p>
      <text:p text:style-name="P10">The display shows the user a page that contains information about the selected device</text:p>
      <text:list xml:id="list1299869761" text:style-name="L26">
        <text:list-item>
          <text:p text:style-name="P47">Including a drop down that allows the user to select the associated Satellite</text:p>
        </text:list-item>
      </text:list>
      <text:p text:style-name="P8">The user selects the Satellite the device is plugged into from the drop down</text:p>
      <text:p text:style-name="P8">The user clicks a “OK” or “Submit” button</text:p>
      <text:p text:style-name="P8">The display informs the user that device has been updated</text:p>
      <text:p text:style-name="P10">The display shows the user the "<text:span text:style-name="T2">Device</text:span> Management" page</text:p>
      <text:h text:style-name="P76" text:outline-level="3"><text:bookmark-start text:name="__RefHeading__722_2491027361111"/>Expected outcome<text:bookmark-end text:name="__RefHeading__722_2491027361111"/></text:h>
      <text:p text:style-name="P10">The device has been associated with a new Satellite, and all data from that Satellite will be attributed to the specified device.</text:p>
      <text:h text:style-name="P82" text:outline-level="2"><text:bookmark-start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start text:name="__RefHeading__1287_2086110546"/>Actors<text:bookmark-end text:name="__RefHeading__1287_2086110546"/></text:h>
      <text:list xml:id="list1917099112" text:continue-list="list1816192560" text:style-name="L18">
        <text:list-item>
          <text:p text:style-name="P32">User</text:p>
        </text:list-item>
        <text:list-item>
          <text:p text:style-name="P32">Display</text:p>
        </text:list-item>
        <text:list-item>
          <text:p text:style-name="P32">Satellite </text:p>
        </text:list-item>
      </text:list>
      <text:h text:style-name="Heading_20_3" text:outline-level="3"><text:bookmark-start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start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342924478" text:style-name="L27">
        <text:list-item>
          <text:p text:style-name="P48">This includes a<text:span text:style-name="T2">n</text:span>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start text:name="__RefHeading__722_24910273611"/>Expected outcome<text:bookmark-end text:name="__RefHeading__722_24910273611"/></text:h>
      <text:p text:style-name="Text_20_body">A new Satellite was added to the display.</text:p>
      <text:h text:style-name="P83" text:outline-level="2"><text:bookmark-start text:name="__RefHeading__1865_1819184786"/>Removing a Satellite<text:bookmark-end text:name="__RefHeading__1865_1819184786"/></text:h>
      <text:p text:style-name="P49">This use case documents the procedure that a user would use to remove a Satellite with the display.</text:p>
      <text:h text:style-name="P77" text:outline-level="3"><text:bookmark-start text:name="__RefHeading__1293_2086110546"/>Actors<text:bookmark-end text:name="__RefHeading__1293_2086110546"/></text:h>
      <text:list xml:id="list133027413" text:continue-list="list1917099112" text:style-name="L18">
        <text:list-item>
          <text:p text:style-name="P35">User</text:p>
        </text:list-item>
        <text:list-item>
          <text:p text:style-name="P35">Display</text:p>
        </text:list-item>
        <text:list-item>
          <text:p text:style-name="P35">Satellite </text:p>
        </text:list-item>
      </text:list>
      <text:h text:style-name="P77" text:outline-level="3"><text:bookmark-start text:name="__RefHeading__718_249102736111"/>Assumptions<text:bookmark-end text:name="__RefHeading__718_249102736111"/></text:h>
      <text:p text:style-name="P49">The user is logged in and on the home page</text:p>
      <text:p text:style-name="P49">The user has permission to modify Satellites</text:p>
      <text:p text:style-name="P49">The Satellites being removed do not have any devices associated with them</text:p>
      <text:h text:style-name="P77" text:outline-level="3"><text:bookmark-start text:name="__RefHeading__720_249102736111"/>Procedure<text:bookmark-end text:name="__RefHeading__720_249102736111"/></text:h>
      <text:p text:style-name="P49">The user clicks the "Settings" link from the navigation menu</text:p>
      <text:p text:style-name="P49">The display presents the user with the settings panel, which includes a link to the "Satellite Management" page</text:p>
      <text:p text:style-name="P49">The user clicks the "Satellite Management" link</text:p>
      <text:p text:style-name="P49">The display shows the user the "Satellite Management" page</text:p>
      <text:list xml:id="list1736358778" text:style-name="L47">
        <text:list-item>
          <text:p text:style-name="P53">This includes a drop down with an action to remove Satellites</text:p>
        </text:list-item>
        <text:list-item>
          <text:p text:style-name="P53">This includes a table listing all the Satellites, with <text:span text:style-name="T2">check-boxes</text:span> next to each row</text:p>
        </text:list-item>
      </text:list>
      <text:p text:style-name="P49">The user clicks on the appropriate check<text:span text:style-name="T2">-</text:span>boxes next to the Satellites</text:p>
      <text:p text:style-name="P49">The user selects the “Remove Satellite” action from the drop down menu</text:p>
      <text:p text:style-name="P49">The user clicks “Apply” or “OK”</text:p>
      <text:p text:style-name="P49">The display prompts user to confirm the removal</text:p>
      <text:p text:style-name="P49">The user clicks “Submit” or “OK”</text:p>
      <text:p text:style-name="P49">The display informs the user that the Satellites were removed</text:p>
      <text:p text:style-name="P49">The display shows the user the "Satellite Management" page</text:p>
      <text:h text:style-name="P77" text:outline-level="3"><text:bookmark-start text:name="__RefHeading__722_249102736111"/>Expected outcome<text:bookmark-end text:name="__RefHeading__722_249102736111"/></text:h>
      <text:p text:style-name="P40">The specified Satellites have been removed from the display. No historical data should have been los<text:span text:style-name="T2">t</text:span> due to this procedure.</text:p>
      <text:h text:style-name="P85" text:outline-level="2"><text:bookmark-start text:name="__RefHeading__1985_1819184786"/><text:span text:style-name="T7">*Adding A Satellite – Physical Setup</text:span><text:bookmark-end text:name="__RefHeading__1985_1819184786"/></text:h>
      <text:p text:style-name="P55"><text:span text:style-name="T7"/></text:p>
      <text:p text:style-name="P55"><text:span text:style-name="T7">This use case documents the procedure that a user would use to associate a new Satellite with the display, using the physical setup button.</text:span></text:p>
      <text:h text:style-name="Heading_20_3" text:outline-level="3"><text:span text:style-name="T7">Actors</text:span></text:h>
      <text:list xml:id="list843733508" text:style-name="L54">
        <text:list-item>
          <text:p text:style-name="P56"><text:span text:style-name="T7">User</text:span></text:p>
        </text:list-item>
        <text:list-item>
          <text:p text:style-name="P56"><text:span text:style-name="T7">Server</text:span></text:p>
        </text:list-item>
        <text:list-item>
          <text:p text:style-name="P56"><text:span text:style-name="T7">Satellite</text:span></text:p>
        </text:list-item>
      </text:list>
      <text:h text:style-name="Heading_20_3" text:outline-level="3"><text:span text:style-name="T7">Assumptions</text:span></text:h>
      <text:p text:style-name="P55"><text:span text:style-name="T7">The user has plugged the Satellite into the wall</text:span></text:p>
      <text:p text:style-name="P55"><text:span text:style-name="T7">The user has the server running normally</text:span></text:p>
      <text:h text:style-name="Heading_20_3" text:outline-level="3"><text:span text:style-name="T7">Procedure</text:span></text:h>
      <text:p text:style-name="P55"><text:span text:style-name="T7">The user must press the "Connect" button on the Satellite's case</text:span></text:p>
      <text:p text:style-name="P55"><text:span text:style-name="T7">The user must press the "Connect" button on the server's case</text:span></text:p>
      <text:h text:style-name="Heading_20_3" text:outline-level="3"><text:span text:style-name="T7">Expected Outcome</text:span></text:h>
      <text:p text:style-name="P55"><text:span text:style-name="T7">The Satellite and server should go through handshaking and after no more than 10 seconds, shall be connected.</text:span></text:p>
      <text:h text:style-name="P84" text:outline-level="2"><text:bookmark-start text:name="__RefHeading__2005_1819184786"/><text:span text:style-name="T7">*Cycling Power Modes</text:span><text:bookmark-end text:name="__RefHeading__2005_1819184786"/></text:h>
      <text:p text:style-name="Text_20_body"><text:bookmark-start text:name="__RefHeading__2007_1819184786"/>In this scenario, the user intends to test the functionality of the two Operating Mode buttons on the case of the Satellite.<text:bookmark-end text:name="__RefHeading__2007_1819184786"/></text:p>
      <text:h text:style-name="Heading_20_3" text:outline-level="3">Actors</text:h>
      <text:list xml:id="list1615526478" text:style-name="L55">
        <text:list-item>
          <text:p><text:bookmark-start text:name="__RefHeading__2009_1819184786"/>User<text:bookmark-end text:name="__RefHeading__2009_1819184786"/></text:p>
        </text:list-item>
        <text:list-item>
          <text:p><text:bookmark-start text:name="__RefHeading__2011_1819184786"/>Satellite<text:bookmark-end text:name="__RefHeading__2011_1819184786"/></text:p>
        </text:list-item>
        <text:list-item>
          <text:p><text:bookmark-start text:name="__RefHeading__2013_1819184786"/>Server<text:bookmark-end text:name="__RefHeading__2013_1819184786"/></text:p>
        </text:list-item>
        <text:list-item>
          <text:p><text:bookmark-start text:name="__RefHeading__2015_1819184786"/>Display<text:bookmark-end text:name="__RefHeading__2015_1819184786"/></text:p>
        </text:list-item>
      </text:list>
      <text:h text:style-name="Heading_20_3" text:outline-level="3">Assumptions</text:h>
      <text:p text:style-name="Text_20_body"><text:bookmark-start text:name="__RefHeading__2017_1819184786"/>The Satellite is initially operating in the Normal mode of operation<text:bookmark-end text:name="__RefHeading__2017_1819184786"/></text:p>
      <text:p text:style-name="Text_20_body"><text:bookmark-start text:name="__RefHeading__2019_1819184786"/>The Satellite is connected to the Server<text:bookmark-end text:name="__RefHeading__2019_1819184786"/></text:p>
      <text:p text:style-name="Text_20_body"><text:bookmark-start text:name="__RefHeading__2021_1819184786"/>The Server is running normally<text:bookmark-end text:name="__RefHeading__2021_1819184786"/></text:p>
      <text:p text:style-name="Text_20_body"><text:bookmark-start text:name="__RefHeading__2023_1819184786"/>The Display is running normally and is on a page that can view the operating status of the Satellite being interacted with<text:bookmark-end text:name="__RefHeading__2023_1819184786"/></text:p>
      <text:h text:style-name="Heading_20_3" text:outline-level="3">Procedure</text:h>
      <text:p text:style-name="Text_20_body"><text:bookmark-start text:name="__RefHeading__2025_1819184786"/>The user looks at the Display<text:bookmark-end text:name="__RefHeading__2025_1819184786"/></text:p>
      <text:list xml:id="list1065960167" text:style-name="L56">
        <text:list-item>
          <text:p><text:bookmark-start text:name="__RefHeading__2027_1819184786"/>The Display should show the Satellites outlets in question sending current readings<text:bookmark-end text:name="__RefHeading__2027_1819184786"/></text:p>
        </text:list-item>
      </text:list>
      <text:p text:style-name="Text_20_body"><text:bookmark-start text:name="__RefHeading__2029_1819184786"/>The user must press the "Mode" button for each outlet face three times, with at least a 2 second pause between button presses<text:bookmark-end text:name="__RefHeading__2029_1819184786"/></text:p>
      <text:list xml:id="list779931734" text:style-name="L57">
        <text:list-item>
          <text:p><text:bookmark-start text:name="__RefHeading__2031_1819184786"/>The user looks at the Display again<text:bookmark-end text:name="__RefHeading__2031_1819184786"/></text:p>
          <text:list>
            <text:list-item>
              <text:p><text:bookmark-start text:name="__RefHeading__2033_1819184786"/>If this display page is not real-time, the user must reload the page<text:bookmark-end text:name="__RefHeading__2033_1819184786"/></text:p>
            </text:list-item>
          </text:list>
        </text:list-item>
      </text:list>
      <text:h text:style-name="Heading_20_3" text:outline-level="3">Expected Outcomes</text:h>
      <text:p text:style-name="Text_20_body"><text:bookmark-start text:name="__RefHeading__2035_1819184786"/>The user should see on the Display:<text:bookmark-end text:name="__RefHeading__2035_1819184786"/></text:p>
      <text:p text:style-name="Text_20_body"><text:bookmark-start text:name="__RefHeading__2037_1819184786"/>A section of readings from that Satellite that shows actual data<text:bookmark-end text:name="__RefHeading__2037_1819184786"/></text:p>
      <text:p text:style-name="Text_20_body"><text:bookmark-start text:name="__RefHeading__2039_1819184786"/>A section of readings from that Satellite that indicates "Blind" mode<text:bookmark-end text:name="__RefHeading__2039_1819184786"/></text:p>
      <text:p text:style-name="Text_20_body"><text:bookmark-start text:name="__RefHeading__2041_1819184786"/>A section of readings from that Satellite that indicate "Off" mode<text:bookmark-end text:name="__RefHeading__2041_1819184786"/></text:p>
      <text:p text:style-name="Text_20_body"><text:bookmark-start text:name="__RefHeading__2043_1819184786"/>The devices connected to the Satellite, if any, should be off when the Satellite is in "Off" mode<text:bookmark-end text:name="__RefHeading__2043_1819184786"/></text:p>
      <text:h text:style-name="P79" text:outline-level="2"><text:bookmark-start text:name="__RefHeading__1925_1819184786"/><text:bookmark text:name="PlugInSatellite"/>*Plug In Satellite<text:bookmark-end text:name="__RefHeading__1925_1819184786"/></text:h>
      <text:p text:style-name="P41"><text:span text:style-name="T6">This use case describes the process a user must employ to plug the Satellite.</text:span></text:p>
      <text:h text:style-name="Heading_20_3" text:outline-level="3"><text:span text:style-name="T6">Actors</text:span></text:h>
      <text:list xml:id="list2095467163" text:style-name="L48">
        <text:list-item>
          <text:p text:style-name="P54"><text:span text:style-name="T6">User</text:span></text:p>
        </text:list-item>
        <text:list-item>
          <text:p text:style-name="P54"><text:span text:style-name="T6">Satellite</text:span></text:p>
        </text:list-item>
      </text:list>
      <text:h text:style-name="Heading_20_3" text:outline-level="3"><text:span text:style-name="T6">Assumptions</text:span></text:h>
      <text:p text:style-name="P41"><text:span text:style-name="T6">The power outlet in question is wired to mains electricity</text:span></text:p>
      <text:p text:style-name="P41"><text:span text:style-name="T6">The power outlet is NEMA 5-15 standard</text:span></text:p>
      <text:p text:style-name="P41"><text:span text:style-name="T6">The user is next to the outlet</text:span></text:p>
      <text:h text:style-name="Heading_20_3" text:outline-level="3"><text:span text:style-name="T6">Procedure</text:span></text:h>
      <text:p text:style-name="P41"><text:span text:style-name="T6">The user picks the Satellite up in their hand</text:span></text:p>
      <text:p text:style-name="P41"><text:span text:style-name="T6">The user orients the Satellite with the holes of the power outlet</text:span></text:p>
      <text:p text:style-name="P41"><text:span text:style-name="T6">The user presses the Satellite in until it is flush with the wall</text:span></text:p>
      <text:p text:style-name="P41"><text:span text:style-name="T6">The user plugs devices into the outlet faces of the Satellite</text:span></text:p>
      <text:h text:style-name="Heading_20_3" text:outline-level="3"><text:span text:style-name="T6">Expected Outcome</text:span></text:h>
      <text:p text:style-name="P41"><text:span text:style-name="T6">The devices attached to the Satellite's outward face operate normally</text:span></text:p>
      <text:p text:style-name="P41"><text:span text:style-name="T6">The Satellite's power indicator light is on and solid (not blinking)</text:span></text:p>
      <text:h text:style-name="P79" text:outline-level="2"><text:bookmark-start text:name="__RefHeading__2049_1819184786"/><text:span text:style-name="T8">*Power Up the Server</text:span><text:bookmark-end text:name="__RefHeading__2049_1819184786"/></text:h>
      <text:p text:style-name="P42"><text:span text:style-name="T8">This use case describes the process a user who intends to power up the Server must employ.</text:span></text:p>
      <text:h text:style-name="Heading_20_3" text:outline-level="3"><text:span text:style-name="T8">Actors</text:span></text:h>
      <text:list xml:id="list598665883" text:style-name="L59">
        <text:list-item>
          <text:p text:style-name="P59"><text:span text:style-name="T8">User</text:span></text:p>
        </text:list-item>
        <text:list-item>
          <text:p text:style-name="P59"><text:span text:style-name="T8">Server</text:span></text:p>
        </text:list-item>
        <text:list-item>
          <text:p text:style-name="P59"><text:span text:style-name="T8">Display</text:span></text:p>
        </text:list-item>
      </text:list>
      <text:h text:style-name="Heading_20_3" text:outline-level="3"><text:span text:style-name="T8">Assumptions</text:span></text:h>
      <text:p text:style-name="P42"><text:span text:style-name="T8">The Server is initially unpowered</text:span></text:p>
      <text:p text:style-name="P42"><text:span text:style-name="T8">The outlet mentioned is functioning</text:span></text:p>
      <text:h text:style-name="Heading_20_3" text:outline-level="3"><text:span text:style-name="T8">Procedure</text:span></text:h>
      <text:p text:style-name="P42"><text:span text:style-name="T8">The user picks up the power plug for the Server</text:span></text:p>
      <text:p text:style-name="P42"><text:span text:style-name="T8">The user plugs it into the wall</text:span></text:p>
      <text:p text:style-name="P42"><text:span text:style-name="T8">The user makes any other necessary connections (Ethernet?)</text:span></text:p>
      <text:p text:style-name="P42"><text:span text:style-name="T8">The user presses the power button on the Server</text:span></text:p>
      <text:h text:style-name="Heading_20_3" text:outline-level="3"><text:span text:style-name="T8">Expected Outcome</text:span></text:h>
      <text:p text:style-name="P42"><text:span text:style-name="T8">The Server will be indicating power is on</text:span></text:p>
      <text:p text:style-name="P42"><text:span text:style-name="T8">The Display should be operating and accessible after no more than 3 minutes of startup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21T21:40:27</dc:date>
    <meta:editing-duration>PT5H5M</meta:editing-duration>
    <meta:editing-cycles>37</meta:editing-cycles>
    <meta:generator>LibreOffice/3.6$Linux_X86_64 LibreOffice_project/360m1$Build-2</meta:generator>
    <meta:document-statistic meta:table-count="1" meta:image-count="0" meta:object-count="0" meta:page-count="31" meta:paragraph-count="589" meta:word-count="5220" meta:character-count="29752" meta:non-whitespace-character-count="25172"/>
  </office:meta>
</office:document-meta>
</file>